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gi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2f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asmo</text:p>
          </table:table-cell>
          <table:table-cell office:value-type="string" table:style-name="ce1">
            <text:p>Erasmo20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odrigo</text:p>
          </table:table-cell>
          <table:table-cell office:value-type="string" table:style-name="ce1">
            <text:p>Rodrigo2022</text:p>
          </table:table-cell>
          <table:table-cell table:number-columns-repeated="16382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3</meta:generator>
    <meta:initial-creator>Erasmo Sosa</meta:initial-creator>
    <dc:creator>Erasmo Sosa</dc:creator>
    <meta:creation-date>2023-05-05T22:33:05Z</meta:creation-date>
    <dc:date>2023-05-05T22:38:40Z</dc:date>
  </office:meta>
</office:document-meta>
</file>